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/>
          <table:table-cell table:style-name="Default"/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20170512" calcext:value-type="float">
            <text:p>20170512</text:p>
          </table:table-cell>
          <table:table-cell office:value-type="float" office:value="3.07220302" calcext:value-type="float">
            <text:p>3.07220302</text:p>
          </table:table-cell>
          <table:table-cell office:value-type="float" office:value="20170512" calcext:value-type="float">
            <text:p>20170512</text:p>
          </table:table-cell>
          <table:table-cell office:value-type="float" office:value="1.19396749" calcext:value-type="float">
            <text:p>1.19396749</text:p>
          </table:table-cell>
          <table:table-cell office:value-type="float" office:value="20170512" calcext:value-type="float">
            <text:p>20170512</text:p>
          </table:table-cell>
          <table:table-cell office:value-type="float" office:value="1.51174477" calcext:value-type="float">
            <text:p>1.51174477</text:p>
          </table:table-cell>
        </table:table-row>
        <table:table-row table:style-name="ro1">
          <table:table-cell table:number-columns-repeated="2"/>
          <table:table-cell office:value-type="float" office:value="20170513" calcext:value-type="float">
            <text:p>20170513</text:p>
          </table:table-cell>
          <table:table-cell office:value-type="float" office:value="5.00218759" calcext:value-type="float">
            <text:p>5.00218759</text:p>
          </table:table-cell>
          <table:table-cell office:value-type="float" office:value="20170513" calcext:value-type="float">
            <text:p>20170513</text:p>
          </table:table-cell>
          <table:table-cell office:value-type="float" office:value="3.64134512" calcext:value-type="float">
            <text:p>3.64134512</text:p>
          </table:table-cell>
          <table:table-cell office:value-type="float" office:value="20170513" calcext:value-type="float">
            <text:p>20170513</text:p>
          </table:table-cell>
          <table:table-cell office:value-type="float" office:value="6.80581381" calcext:value-type="float">
            <text:p>6.80581381</text:p>
          </table:table-cell>
        </table:table-row>
        <table:table-row table:style-name="ro1">
          <table:table-cell table:number-columns-repeated="2"/>
          <table:table-cell office:value-type="float" office:value="20170514" calcext:value-type="float">
            <text:p>20170514</text:p>
          </table:table-cell>
          <table:table-cell office:value-type="float" office:value="6.7058511" calcext:value-type="float">
            <text:p>6.7058511</text:p>
          </table:table-cell>
          <table:table-cell office:value-type="float" office:value="20170514" calcext:value-type="float">
            <text:p>20170514</text:p>
          </table:table-cell>
          <table:table-cell office:value-type="float" office:value="5.00865098" calcext:value-type="float">
            <text:p>5.00865098</text:p>
          </table:table-cell>
          <table:table-cell office:value-type="float" office:value="20170514" calcext:value-type="float">
            <text:p>20170514</text:p>
          </table:table-cell>
          <table:table-cell office:value-type="float" office:value="9.23930076" calcext:value-type="float">
            <text:p>9.23930076</text:p>
          </table:table-cell>
        </table:table-row>
        <table:table-row table:style-name="ro1">
          <table:table-cell table:number-columns-repeated="2"/>
          <table:table-cell office:value-type="float" office:value="20170515" calcext:value-type="float">
            <text:p>20170515</text:p>
          </table:table-cell>
          <table:table-cell office:value-type="float" office:value="13.13205459" calcext:value-type="float">
            <text:p>13.13205459</text:p>
          </table:table-cell>
          <table:table-cell office:value-type="float" office:value="20170515" calcext:value-type="float">
            <text:p>20170515</text:p>
          </table:table-cell>
          <table:table-cell office:value-type="float" office:value="9.11860022" calcext:value-type="float">
            <text:p>9.11860022</text:p>
          </table:table-cell>
          <table:table-cell office:value-type="float" office:value="20170515" calcext:value-type="float">
            <text:p>20170515</text:p>
          </table:table-cell>
          <table:table-cell office:value-type="float" office:value="12.71646391" calcext:value-type="float">
            <text:p>12.71646391</text:p>
          </table:table-cell>
        </table:table-row>
        <table:table-row table:style-name="ro1">
          <table:table-cell table:number-columns-repeated="2"/>
          <table:table-cell office:value-type="float" office:value="20170516" calcext:value-type="float">
            <text:p>20170516</text:p>
          </table:table-cell>
          <table:table-cell office:value-type="float" office:value="16.26113622" calcext:value-type="float">
            <text:p>16.26113622</text:p>
          </table:table-cell>
          <table:table-cell office:value-type="float" office:value="20170516" calcext:value-type="float">
            <text:p>20170516</text:p>
          </table:table-cell>
          <table:table-cell office:value-type="float" office:value="11.00669948" calcext:value-type="float">
            <text:p>11.00669948</text:p>
          </table:table-cell>
          <table:table-cell office:value-type="float" office:value="20170516" calcext:value-type="float">
            <text:p>20170516</text:p>
          </table:table-cell>
          <table:table-cell office:value-type="float" office:value="14.98089564" calcext:value-type="float">
            <text:p>14.98089564</text:p>
          </table:table-cell>
        </table:table-row>
        <table:table-row table:style-name="ro1">
          <table:table-cell table:number-columns-repeated="2"/>
          <table:table-cell office:value-type="float" office:value="20170517" calcext:value-type="float">
            <text:p>20170517</text:p>
          </table:table-cell>
          <table:table-cell office:value-type="float" office:value="17.46263437" calcext:value-type="float">
            <text:p>17.46263437</text:p>
          </table:table-cell>
          <table:table-cell office:value-type="float" office:value="20170517" calcext:value-type="float">
            <text:p>20170517</text:p>
          </table:table-cell>
          <table:table-cell office:value-type="float" office:value="11.51901006" calcext:value-type="float">
            <text:p>11.51901006</text:p>
          </table:table-cell>
          <table:table-cell office:value-type="float" office:value="20170517" calcext:value-type="float">
            <text:p>20170517</text:p>
          </table:table-cell>
          <table:table-cell office:value-type="float" office:value="16.03291061" calcext:value-type="float">
            <text:p>16.03291061</text:p>
          </table:table-cell>
        </table:table-row>
        <table:table-row table:style-name="ro1">
          <table:table-cell table:number-columns-repeated="2"/>
          <table:table-cell office:value-type="float" office:value="20170518" calcext:value-type="float">
            <text:p>20170518</text:p>
          </table:table-cell>
          <table:table-cell office:value-type="float" office:value="18.23609183" calcext:value-type="float">
            <text:p>18.23609183</text:p>
          </table:table-cell>
          <table:table-cell office:value-type="float" office:value="20170518" calcext:value-type="float">
            <text:p>20170518</text:p>
          </table:table-cell>
          <table:table-cell office:value-type="float" office:value="12.35037667" calcext:value-type="float">
            <text:p>12.35037667</text:p>
          </table:table-cell>
          <table:table-cell office:value-type="float" office:value="20170518" calcext:value-type="float">
            <text:p>20170518</text:p>
          </table:table-cell>
          <table:table-cell office:value-type="float" office:value="16.3911266" calcext:value-type="float">
            <text:p>16.3911266</text:p>
          </table:table-cell>
        </table:table-row>
        <table:table-row table:style-name="ro1">
          <table:table-cell table:number-columns-repeated="2"/>
          <table:table-cell office:value-type="float" office:value="20170519" calcext:value-type="float">
            <text:p>20170519</text:p>
          </table:table-cell>
          <table:table-cell office:value-type="float" office:value="18.56499183" calcext:value-type="float">
            <text:p>18.56499183</text:p>
          </table:table-cell>
          <table:table-cell office:value-type="float" office:value="20170519" calcext:value-type="float">
            <text:p>20170519</text:p>
          </table:table-cell>
          <table:table-cell office:value-type="float" office:value="12.996174" calcext:value-type="float">
            <text:p>12.996174</text:p>
          </table:table-cell>
          <table:table-cell office:value-type="float" office:value="20170519" calcext:value-type="float">
            <text:p>20170519</text:p>
          </table:table-cell>
          <table:table-cell office:value-type="float" office:value="16.86838718" calcext:value-type="float">
            <text:p>16.86838718</text:p>
          </table:table-cell>
        </table:table-row>
        <table:table-row table:style-name="ro1">
          <table:table-cell table:number-columns-repeated="2"/>
          <table:table-cell office:value-type="float" office:value="20170522" calcext:value-type="float">
            <text:p>20170522</text:p>
          </table:table-cell>
          <table:table-cell office:value-type="float" office:value="18.75489183" calcext:value-type="float">
            <text:p>18.75489183</text:p>
          </table:table-cell>
          <table:table-cell office:value-type="float" office:value="20170520" calcext:value-type="float">
            <text:p>20170520</text:p>
          </table:table-cell>
          <table:table-cell office:value-type="float" office:value="13.45225" calcext:value-type="float">
            <text:p>13.45225</text:p>
          </table:table-cell>
          <table:table-cell office:value-type="float" office:value="20170522" calcext:value-type="float">
            <text:p>20170522</text:p>
          </table:table-cell>
          <table:table-cell office:value-type="float" office:value="16.86888494" calcext:value-type="float">
            <text:p>16.86888494</text:p>
          </table:table-cell>
        </table:table-row>
        <table:table-row table:style-name="ro1">
          <table:table-cell table:number-columns-repeated="2"/>
          <table:table-cell office:value-type="float" office:value="20170523" calcext:value-type="float">
            <text:p>20170523</text:p>
          </table:table-cell>
          <table:table-cell office:value-type="float" office:value="19.02389183" calcext:value-type="float">
            <text:p>19.02389183</text:p>
          </table:table-cell>
          <table:table-cell office:value-type="float" office:value="20170521" calcext:value-type="float">
            <text:p>20170521</text:p>
          </table:table-cell>
          <table:table-cell office:value-type="float" office:value="13.60226" calcext:value-type="float">
            <text:p>13.60226</text:p>
          </table:table-cell>
          <table:table-cell office:value-type="float" office:value="20170523" calcext:value-type="float">
            <text:p>20170523</text:p>
          </table:table-cell>
          <table:table-cell office:value-type="float" office:value="17.00888593" calcext:value-type="float">
            <text:p>17.00888593</text:p>
          </table:table-cell>
        </table:table-row>
        <table:table-row table:style-name="ro1">
          <table:table-cell table:number-columns-repeated="2"/>
          <table:table-cell office:value-type="float" office:value="20170525" calcext:value-type="float">
            <text:p>20170525</text:p>
          </table:table-cell>
          <table:table-cell office:value-type="float" office:value="19.29845083" calcext:value-type="float">
            <text:p>19.29845083</text:p>
          </table:table-cell>
          <table:table-cell office:value-type="float" office:value="20170523" calcext:value-type="float">
            <text:p>20170523</text:p>
          </table:table-cell>
          <table:table-cell office:value-type="float" office:value="13.74251424" calcext:value-type="float">
            <text:p>13.74251424</text:p>
          </table:table-cell>
          <table:table-cell office:value-type="float" office:value="20170529" calcext:value-type="float">
            <text:p>20170529</text:p>
          </table:table-cell>
          <table:table-cell office:value-type="float" office:value="17.14531693" calcext:value-type="float">
            <text:p>17.14531693</text:p>
          </table:table-cell>
        </table:table-row>
        <table:table-row table:style-name="ro1">
          <table:table-cell table:number-columns-repeated="2"/>
          <table:table-cell office:value-type="float" office:value="20170526" calcext:value-type="float">
            <text:p>20170526</text:p>
          </table:table-cell>
          <table:table-cell office:value-type="float" office:value="19.42845083" calcext:value-type="float">
            <text:p>19.42845083</text:p>
          </table:table-cell>
          <table:table-cell office:value-type="float" office:value="20170524" calcext:value-type="float">
            <text:p>20170524</text:p>
          </table:table-cell>
          <table:table-cell office:value-type="float" office:value="13.74252161" calcext:value-type="float">
            <text:p>13.74252161</text:p>
          </table:table-cell>
          <table:table-cell office:value-type="float" office:value="20170606" calcext:value-type="float">
            <text:p>20170606</text:p>
          </table:table-cell>
          <table:table-cell office:value-type="float" office:value="17.25276073" calcext:value-type="float">
            <text:p>17.25276073</text:p>
          </table:table-cell>
        </table:table-row>
        <table:table-row table:style-name="ro1">
          <table:table-cell table:number-columns-repeated="2"/>
          <table:table-cell office:value-type="float" office:value="20170602" calcext:value-type="float">
            <text:p>20170602</text:p>
          </table:table-cell>
          <table:table-cell office:value-type="float" office:value="19.54792267" calcext:value-type="float">
            <text:p>19.54792267</text:p>
          </table:table-cell>
          <table:table-cell office:value-type="float" office:value="20170525" calcext:value-type="float">
            <text:p>20170525</text:p>
          </table:table-cell>
          <table:table-cell office:value-type="float" office:value="13.83436451" calcext:value-type="float">
            <text:p>13.83436451</text:p>
          </table:table-cell>
          <table:table-cell office:value-type="float" office:value="20170613" calcext:value-type="float">
            <text:p>20170613</text:p>
          </table:table-cell>
          <table:table-cell office:value-type="float" office:value="17.36276073" calcext:value-type="float">
            <text:p>17.36276073</text:p>
          </table:table-cell>
        </table:table-row>
        <table:table-row table:style-name="ro1">
          <table:table-cell table:number-columns-repeated="2"/>
          <table:table-cell office:value-type="float" office:value="20170611" calcext:value-type="float">
            <text:p>20170611</text:p>
          </table:table-cell>
          <table:table-cell office:value-type="float" office:value="19.74374082" calcext:value-type="float">
            <text:p>19.74374082</text:p>
          </table:table-cell>
          <table:table-cell office:value-type="float" office:value="20170526" calcext:value-type="float">
            <text:p>20170526</text:p>
          </table:table-cell>
          <table:table-cell office:value-type="float" office:value="14.08097351" calcext:value-type="float">
            <text:p>14.08097351</text:p>
          </table:table-cell>
          <table:table-cell office:value-type="float" office:value="20170616" calcext:value-type="float">
            <text:p>20170616</text:p>
          </table:table-cell>
          <table:table-cell office:value-type="float" office:value="17.48628986" calcext:value-type="float">
            <text:p>17.48628986</text:p>
          </table:table-cell>
        </table:table-row>
        <table:table-row table:style-name="ro1">
          <table:table-cell table:number-columns-repeated="2"/>
          <table:table-cell office:value-type="float" office:value="20170613" calcext:value-type="float">
            <text:p>20170613</text:p>
          </table:table-cell>
          <table:table-cell office:value-type="float" office:value="19.74483211" calcext:value-type="float">
            <text:p>19.74483211</text:p>
          </table:table-cell>
          <table:table-cell office:value-type="float" office:value="20170606" calcext:value-type="float">
            <text:p>20170606</text:p>
          </table:table-cell>
          <table:table-cell office:value-type="float" office:value="14.28877602" calcext:value-type="float">
            <text:p>14.28877602</text:p>
          </table:table-cell>
          <table:table-cell office:value-type="float" office:value="20170627" calcext:value-type="float">
            <text:p>20170627</text:p>
          </table:table-cell>
          <table:table-cell office:value-type="float" office:value="17.51903452" calcext:value-type="float">
            <text:p>17.51903452</text:p>
          </table:table-cell>
        </table:table-row>
        <table:table-row table:style-name="ro1">
          <table:table-cell table:number-columns-repeated="2"/>
          <table:table-cell office:value-type="float" office:value="20170617" calcext:value-type="float">
            <text:p>20170617</text:p>
          </table:table-cell>
          <table:table-cell office:value-type="float" office:value="19.74500304" calcext:value-type="float">
            <text:p>19.74500304</text:p>
          </table:table-cell>
          <table:table-cell office:value-type="float" office:value="20170608" calcext:value-type="float">
            <text:p>20170608</text:p>
          </table:table-cell>
          <table:table-cell office:value-type="float" office:value="14.36567602" calcext:value-type="float">
            <text:p>14.36567602</text:p>
          </table:table-cell>
          <table:table-cell office:value-type="float" office:value="20170628" calcext:value-type="float">
            <text:p>20170628</text:p>
          </table:table-cell>
          <table:table-cell office:value-type="float" office:value="17.55523037" calcext:value-type="float">
            <text:p>17.55523037</text:p>
          </table:table-cell>
        </table:table-row>
        <table:table-row table:style-name="ro1">
          <table:table-cell table:number-columns-repeated="2"/>
          <table:table-cell office:value-type="float" office:value="20170620" calcext:value-type="float">
            <text:p>20170620</text:p>
          </table:table-cell>
          <table:table-cell office:value-type="float" office:value="19.74510304" calcext:value-type="float">
            <text:p>19.74510304</text:p>
          </table:table-cell>
          <table:table-cell office:value-type="float" office:value="20170614" calcext:value-type="float">
            <text:p>20170614</text:p>
          </table:table-cell>
          <table:table-cell office:value-type="float" office:value="14.37067602" calcext:value-type="float">
            <text:p>14.37067602</text:p>
          </table:table-cell>
          <table:table-cell office:value-type="float" office:value="20170724" calcext:value-type="float">
            <text:p>20170724</text:p>
          </table:table-cell>
          <table:table-cell office:value-type="float" office:value="17.77113037" calcext:value-type="float">
            <text:p>17.77113037</text:p>
          </table:table-cell>
        </table:table-row>
        <table:table-row table:style-name="ro1">
          <table:table-cell table:number-columns-repeated="4"/>
          <table:table-cell office:value-type="float" office:value="20170616" calcext:value-type="float">
            <text:p>20170616</text:p>
          </table:table-cell>
          <table:table-cell office:value-type="float" office:value="14.41067602" calcext:value-type="float">
            <text:p>14.41067602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20170809" calcext:value-type="float">
            <text:p>20170809</text:p>
          </table:table-cell>
          <table:table-cell office:value-type="float" office:value="14.50067602" calcext:value-type="float">
            <text:p>14.5006760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21:39:48.818857975</meta:creation-date>
    <dc:date>2017-08-30T21:40:19.454617296</dc:date>
    <meta:editing-duration>PT31S</meta:editing-duration>
    <meta:editing-cycles>1</meta:editing-cycles>
    <meta:document-statistic meta:table-count="1" meta:cell-count="109" meta:object-count="0"/>
    <meta:generator>LibreOffice/5.1.6.2$Linux_X86_64 LibreOffice_project/10m0$Build-2</meta:generator>
  </office:meta>
</office:document-meta>
</file>